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Util.getMimeType( String sourceUri , ServiceManager manag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ourceUtil.delete( String sourceUri , ServiceManager manag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ourceUtil.writeDOM( Document document , OutputStream o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ourceUtil.copy( ServiceManager manager , String sourceUri , String dest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ourceUtil.readDOM( String sourceUri , ServiceManager manag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ourceUtil.checkout( String sourceUri , ServiceManager manag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ourceUtil.copy( SourceResolver resolver , String sourceUri , String destUri , boolean useBuff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ourceUtil.exists( String sourceUri , ServiceManager manag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ourceUtil.lock( String sourceUri , ServiceManager manag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ourceUtil.unlock( String sourceUri , ServiceManager manag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ourceUtil.copy( SourceResolver resolver , String sourceUri , String dest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Util.checkin( String sourceUri , ServiceManager manag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ourceUtil.copy( Source source , ModifiableSource destination , boolean useBuff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ourceUtil.copy( SourceResolver resolver , String sourceUri , OutputStream destOutputStream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ourceUtil.writeDOM( Document document , String sourceUri , ServiceManager manag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ourceUtil.getLastModified( String sourceUri , ServiceManager manag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ourceUtil.deleteEmptyCollections( String sourceUri , ServiceManager manag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ourceUtil.registerDirty( String sourceUri , ServiceManager manag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ourceUtil.getContentLength( String sourceUri , ServiceManager manag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